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Open Sans" svg:font-family="'Open Sans'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0.697cm"/>
    </style:style>
    <style:style style:name="Tabela1.B" style:family="table-column">
      <style:table-column-properties style:column-width="5.8cm"/>
    </style:style>
    <style:style style:name="Tabela1.C" style:family="table-column">
      <style:table-column-properties style:column-width="1.6cm"/>
    </style:style>
    <style:style style:name="Tabela1.D" style:family="table-column">
      <style:table-column-properties style:column-width="2.011cm"/>
    </style:style>
    <style:style style:name="Tabela1.E" style:family="table-column">
      <style:table-column-properties style:column-width="6.90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b443" officeooo:paragraph-rsid="0006b443"/>
    </style:style>
    <style:style style:name="P2" style:family="paragraph" style:parent-style-name="Table_20_Contents">
      <style:text-properties officeooo:rsid="0006b443" officeooo:paragraph-rsid="00587b96"/>
    </style:style>
    <style:style style:name="P3" style:family="paragraph" style:parent-style-name="Table_20_Contents">
      <style:text-properties officeooo:rsid="0006b443" officeooo:paragraph-rsid="005a7416"/>
    </style:style>
    <style:style style:name="P4" style:family="paragraph" style:parent-style-name="Table_20_Contents">
      <style:text-properties officeooo:rsid="0006b443" officeooo:paragraph-rsid="005df9ea"/>
    </style:style>
    <style:style style:name="P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6b443" officeooo:paragraph-rsid="0006b443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afedd" officeooo:paragraph-rsid="000afedd"/>
    </style:style>
    <style:style style:name="P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90b17" officeooo:paragraph-rsid="00190b17"/>
    </style:style>
    <style:style style:name="P8" style:family="paragraph" style:parent-style-name="Table_20_Contents">
      <style:text-properties officeooo:rsid="0006ff37" officeooo:paragraph-rsid="0006ff37"/>
    </style:style>
    <style:style style:name="P9" style:family="paragraph" style:parent-style-name="Table_20_Contents">
      <style:text-properties officeooo:rsid="0006ff37" officeooo:paragraph-rsid="0028d7b6"/>
    </style:style>
    <style:style style:name="P10" style:family="paragraph" style:parent-style-name="Table_20_Contents">
      <style:text-properties officeooo:rsid="00099636" officeooo:paragraph-rsid="00099636"/>
    </style:style>
    <style:style style:name="P11" style:family="paragraph" style:parent-style-name="Table_20_Contents">
      <style:text-properties officeooo:rsid="00099636" officeooo:paragraph-rsid="000afedd"/>
    </style:style>
    <style:style style:name="P12" style:family="paragraph" style:parent-style-name="Table_20_Contents">
      <style:text-properties officeooo:rsid="000afedd" officeooo:paragraph-rsid="000afedd"/>
    </style:style>
    <style:style style:name="P13" style:family="paragraph" style:parent-style-name="Table_20_Contents">
      <style:text-properties officeooo:rsid="000d1db6" officeooo:paragraph-rsid="000d1db6"/>
    </style:style>
    <style:style style:name="P14" style:family="paragraph" style:parent-style-name="Table_20_Contents">
      <style:text-properties officeooo:rsid="000dc64f" officeooo:paragraph-rsid="000dc64f"/>
    </style:style>
    <style:style style:name="P15" style:family="paragraph" style:parent-style-name="Table_20_Contents">
      <style:text-properties officeooo:rsid="000e2196" officeooo:paragraph-rsid="000e2196"/>
    </style:style>
    <style:style style:name="P16" style:family="paragraph" style:parent-style-name="Table_20_Contents">
      <style:text-properties officeooo:rsid="000f7aa0" officeooo:paragraph-rsid="000f7aa0"/>
    </style:style>
    <style:style style:name="P17" style:family="paragraph" style:parent-style-name="Table_20_Contents">
      <style:text-properties officeooo:rsid="001126a0" officeooo:paragraph-rsid="0016cafa"/>
    </style:style>
    <style:style style:name="P18" style:family="paragraph" style:parent-style-name="Table_20_Contents">
      <style:text-properties officeooo:rsid="00114b04" officeooo:paragraph-rsid="00194329"/>
    </style:style>
    <style:style style:name="P19" style:family="paragraph" style:parent-style-name="Table_20_Contents">
      <style:text-properties officeooo:rsid="00146483" officeooo:paragraph-rsid="00146483"/>
    </style:style>
    <style:style style:name="P20" style:family="paragraph" style:parent-style-name="Table_20_Contents">
      <style:text-properties officeooo:rsid="00190b17" officeooo:paragraph-rsid="00190b17"/>
    </style:style>
    <style:style style:name="P21" style:family="paragraph" style:parent-style-name="Table_20_Contents">
      <style:text-properties officeooo:rsid="00194329" officeooo:paragraph-rsid="00194329"/>
    </style:style>
    <style:style style:name="P22" style:family="paragraph" style:parent-style-name="Table_20_Contents">
      <style:text-properties officeooo:rsid="001c2945" officeooo:paragraph-rsid="001c2945"/>
    </style:style>
    <style:style style:name="P23" style:family="paragraph" style:parent-style-name="Table_20_Contents">
      <style:text-properties officeooo:rsid="001d638a" officeooo:paragraph-rsid="001d638a"/>
    </style:style>
    <style:style style:name="P24" style:family="paragraph" style:parent-style-name="Table_20_Contents">
      <style:text-properties officeooo:rsid="001d7b1e" officeooo:paragraph-rsid="001d7b1e"/>
    </style:style>
    <style:style style:name="P25" style:family="paragraph" style:parent-style-name="Table_20_Contents">
      <style:text-properties officeooo:rsid="0020595f" officeooo:paragraph-rsid="0020595f"/>
    </style:style>
    <style:style style:name="P26" style:family="paragraph" style:parent-style-name="Table_20_Contents">
      <style:text-properties officeooo:rsid="00253bdd" officeooo:paragraph-rsid="00253bdd"/>
    </style:style>
    <style:style style:name="P27" style:family="paragraph" style:parent-style-name="Table_20_Contents">
      <style:text-properties officeooo:rsid="00256a48" officeooo:paragraph-rsid="00256a48"/>
    </style:style>
    <style:style style:name="P28" style:family="paragraph" style:parent-style-name="Table_20_Contents">
      <style:text-properties officeooo:rsid="0026ac58" officeooo:paragraph-rsid="0026ac58"/>
    </style:style>
    <style:style style:name="P29" style:family="paragraph" style:parent-style-name="Table_20_Contents">
      <style:text-properties officeooo:rsid="0028bb06" officeooo:paragraph-rsid="0028bb06"/>
    </style:style>
    <style:style style:name="P30" style:family="paragraph" style:parent-style-name="Table_20_Contents">
      <style:text-properties officeooo:rsid="002c2fb5" officeooo:paragraph-rsid="002c2fb5"/>
    </style:style>
    <style:style style:name="P31" style:family="paragraph" style:parent-style-name="Table_20_Contents">
      <style:text-properties officeooo:rsid="002d7a9f" officeooo:paragraph-rsid="002d7a9f"/>
    </style:style>
    <style:style style:name="P32" style:family="paragraph" style:parent-style-name="Table_20_Contents">
      <style:text-properties officeooo:rsid="002f2de5" officeooo:paragraph-rsid="002f2de5"/>
    </style:style>
    <style:style style:name="P33" style:family="paragraph" style:parent-style-name="Table_20_Contents">
      <style:text-properties fo:font-variant="normal" fo:text-transform="none" fo:color="#000000" style:font-name="Liberation Sans" fo:font-size="11pt" fo:letter-spacing="normal" fo:font-style="normal" fo:font-weight="normal" officeooo:rsid="001c2945" officeooo:paragraph-rsid="001c2945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officeooo:rsid="0033e2c3" officeooo:paragraph-rsid="0033e2c3"/>
    </style:style>
    <style:style style:name="P35" style:family="paragraph" style:parent-style-name="Table_20_Contents">
      <style:text-properties officeooo:rsid="0037b3b7" officeooo:paragraph-rsid="0037b3b7"/>
    </style:style>
    <style:style style:name="P36" style:family="paragraph" style:parent-style-name="Table_20_Contents">
      <style:text-properties officeooo:paragraph-rsid="0037b3b7"/>
    </style:style>
    <style:style style:name="P37" style:family="paragraph" style:parent-style-name="Table_20_Contents">
      <style:text-properties officeooo:rsid="0037e73a" officeooo:paragraph-rsid="0037e73a"/>
    </style:style>
    <style:style style:name="P38" style:family="paragraph" style:parent-style-name="Table_20_Contents">
      <style:text-properties officeooo:rsid="00398da6" officeooo:paragraph-rsid="00398da6"/>
    </style:style>
    <style:style style:name="P39" style:family="paragraph" style:parent-style-name="Table_20_Contents">
      <style:text-properties officeooo:rsid="003a9543" officeooo:paragraph-rsid="003a9543"/>
    </style:style>
    <style:style style:name="P40" style:family="paragraph" style:parent-style-name="Table_20_Contents">
      <style:text-properties officeooo:rsid="002ddb92" officeooo:paragraph-rsid="0026ac58"/>
    </style:style>
    <style:style style:name="P41" style:family="paragraph" style:parent-style-name="Table_20_Contents">
      <style:text-properties officeooo:rsid="00426ac6" officeooo:paragraph-rsid="00426ac6"/>
    </style:style>
    <style:style style:name="P42" style:family="paragraph" style:parent-style-name="Table_20_Contents">
      <style:text-properties officeooo:rsid="0044228d" officeooo:paragraph-rsid="0044228d"/>
    </style:style>
    <style:style style:name="P43" style:family="paragraph" style:parent-style-name="Table_20_Contents">
      <style:text-properties officeooo:rsid="004512c4" officeooo:paragraph-rsid="004512c4"/>
    </style:style>
    <style:style style:name="P44" style:family="paragraph" style:parent-style-name="Table_20_Contents">
      <style:text-properties officeooo:rsid="00474e30" officeooo:paragraph-rsid="00474e30"/>
    </style:style>
    <style:style style:name="P45" style:family="paragraph" style:parent-style-name="Table_20_Contents">
      <style:text-properties officeooo:rsid="0029817c" officeooo:paragraph-rsid="0029817c" fo:background-color="#ff9900"/>
    </style:style>
    <style:style style:name="P46" style:family="paragraph" style:parent-style-name="Table_20_Contents">
      <style:text-properties officeooo:rsid="00190b17" officeooo:paragraph-rsid="00190b17" fo:background-color="#ff9900"/>
    </style:style>
    <style:style style:name="P47" style:family="paragraph" style:parent-style-name="Table_20_Contents">
      <style:text-properties officeooo:rsid="0026ac58" officeooo:paragraph-rsid="0026ac58" fo:background-color="#ff9900"/>
    </style:style>
    <style:style style:name="P48" style:family="paragraph" style:parent-style-name="Table_20_Contents">
      <style:text-properties officeooo:rsid="0033e2c3" officeooo:paragraph-rsid="0033e2c3" fo:background-color="#ff9900"/>
    </style:style>
    <style:style style:name="P49" style:family="paragraph" style:parent-style-name="Table_20_Contents">
      <style:text-properties officeooo:rsid="003b49e7" officeooo:paragraph-rsid="003b49e7" fo:background-color="#ff9900"/>
    </style:style>
    <style:style style:name="P50" style:family="paragraph" style:parent-style-name="Table_20_Contents">
      <style:text-properties officeooo:rsid="00470ff6" officeooo:paragraph-rsid="00470ff6" fo:background-color="#ff9900"/>
    </style:style>
    <style:style style:name="P51" style:family="paragraph" style:parent-style-name="Table_20_Contents">
      <style:text-properties officeooo:rsid="0023edb5" officeooo:paragraph-rsid="0023edb5" fo:background-color="#ff9900"/>
    </style:style>
    <style:style style:name="P52" style:family="paragraph" style:parent-style-name="Table_20_Contents">
      <style:text-properties officeooo:rsid="002cba01" officeooo:paragraph-rsid="002cba01" fo:background-color="#ff9900"/>
    </style:style>
    <style:style style:name="P53" style:family="paragraph" style:parent-style-name="Table_20_Contents">
      <style:text-properties officeooo:rsid="001d2765" officeooo:paragraph-rsid="001c2945"/>
    </style:style>
    <style:style style:name="P54" style:family="paragraph" style:parent-style-name="Table_20_Contents">
      <style:text-properties officeooo:rsid="00477e46" officeooo:paragraph-rsid="00477e46"/>
    </style:style>
    <style:style style:name="P55" style:family="paragraph" style:parent-style-name="Table_20_Contents">
      <style:text-properties officeooo:rsid="002a19a3" officeooo:paragraph-rsid="00477e46"/>
    </style:style>
    <style:style style:name="P56" style:family="paragraph" style:parent-style-name="Table_20_Contents">
      <style:text-properties officeooo:rsid="002a19a3" officeooo:paragraph-rsid="002a19a3"/>
    </style:style>
    <style:style style:name="P57" style:family="paragraph" style:parent-style-name="Table_20_Contents">
      <style:text-properties officeooo:rsid="00190b17" officeooo:paragraph-rsid="00190b17" fo:background-color="#00ccff"/>
    </style:style>
    <style:style style:name="P58" style:family="paragraph" style:parent-style-name="Table_20_Contents">
      <style:text-properties officeooo:rsid="004753ed" officeooo:paragraph-rsid="004753ed" fo:background-color="#00ccff"/>
    </style:style>
    <style:style style:name="P59" style:family="paragraph" style:parent-style-name="Table_20_Contents">
      <style:text-properties officeooo:rsid="0048d4f6" officeooo:paragraph-rsid="0048d4f6"/>
    </style:style>
    <style:style style:name="P60" style:family="paragraph" style:parent-style-name="Table_20_Contents">
      <style:text-properties officeooo:rsid="00194329" officeooo:paragraph-rsid="00194329" fo:background-color="#cc0000"/>
    </style:style>
    <style:style style:name="P61" style:family="paragraph" style:parent-style-name="Table_20_Contents">
      <style:text-properties officeooo:rsid="00190b17" officeooo:paragraph-rsid="00190b17" fo:background-color="#cc0000"/>
    </style:style>
    <style:style style:name="P62" style:family="paragraph" style:parent-style-name="Table_20_Contents">
      <style:text-properties officeooo:rsid="002cba01" officeooo:paragraph-rsid="002cba01" fo:background-color="#cc0000"/>
    </style:style>
    <style:style style:name="P63" style:family="paragraph" style:parent-style-name="Table_20_Contents">
      <style:text-properties officeooo:rsid="0037b3b7" officeooo:paragraph-rsid="0037b3b7" fo:background-color="#00cc33"/>
    </style:style>
    <style:style style:name="P64" style:family="paragraph" style:parent-style-name="Table_20_Contents">
      <style:text-properties style:font-name="Lucida Sans" fo:font-size="18pt" style:font-size-asian="18pt" style:font-size-complex="18pt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18pt" officeooo:rsid="005f4141" officeooo:paragraph-rsid="005f4141" style:font-size-asian="18pt" style:font-size-complex="18pt"/>
    </style:style>
    <style:style style:name="P66" style:family="paragraph" style:parent-style-name="Table_20_Contents">
      <style:paragraph-properties fo:text-align="center" style:justify-single-word="false"/>
      <style:text-properties style:font-name="Lucida Sans" fo:font-size="18pt" officeooo:rsid="00629959" officeooo:paragraph-rsid="00629959" style:font-size-asian="18pt" style:font-size-complex="18pt"/>
    </style:style>
    <style:style style:name="P67" style:family="paragraph" style:parent-style-name="Table_20_Contents">
      <style:text-properties style:font-name="Segoe UI" fo:font-size="14pt" officeooo:rsid="00629959" officeooo:paragraph-rsid="00629959" style:font-size-asian="14pt" style:font-size-complex="14pt"/>
    </style:style>
    <style:style style:name="P68" style:family="paragraph" style:parent-style-name="Table_20_Contents">
      <style:text-properties style:font-name="Segoe UI" fo:font-size="14pt" officeooo:rsid="00629959" officeooo:paragraph-rsid="00637073" style:font-size-asian="14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style:font-name="Segoe UI" fo:font-size="14pt" officeooo:rsid="00629959" officeooo:paragraph-rsid="00629959" style:font-size-asian="14pt" style:font-size-complex="14pt"/>
    </style:style>
    <style:style style:name="P70" style:family="paragraph" style:parent-style-name="Table_20_Contents">
      <style:text-properties style:font-name="Segoe UI" fo:font-size="14pt" officeooo:rsid="0063ce86" officeooo:paragraph-rsid="0063ce86" style:font-size-asian="14pt" style:font-size-complex="14pt"/>
    </style:style>
    <style:style style:name="P71" style:family="paragraph" style:parent-style-name="Table_20_Contents">
      <style:text-properties style:font-name="Segoe UI" fo:font-size="14pt" officeooo:rsid="0067ee0b" officeooo:paragraph-rsid="0067ee0b" style:font-size-asian="14pt" style:font-size-complex="14pt"/>
    </style:style>
    <style:style style:name="P72" style:family="paragraph" style:parent-style-name="Table_20_Contents">
      <style:text-properties style:font-name="Segoe UI" fo:font-size="14pt" officeooo:rsid="0065c6d8" officeooo:paragraph-rsid="0065c6d8" style:font-size-asian="14pt" style:font-size-complex="14pt"/>
    </style:style>
    <style:style style:name="P73" style:family="paragraph" style:parent-style-name="Table_20_Contents">
      <style:text-properties style:font-name="Segoe UI" fo:font-size="14pt" officeooo:rsid="00637073" officeooo:paragraph-rsid="00637073" style:font-size-asian="12.25pt" style:font-size-complex="14pt"/>
    </style:style>
    <style:style style:name="P74" style:family="paragraph" style:parent-style-name="Standard">
      <style:text-properties fo:font-size="15pt" officeooo:rsid="0048d4f6" officeooo:paragraph-rsid="0006b443" fo:background-color="#ff9900" style:font-size-asian="15pt" style:font-size-complex="15pt"/>
    </style:style>
    <style:style style:name="P75" style:family="paragraph" style:parent-style-name="Standard">
      <style:text-properties fo:font-size="15pt" officeooo:rsid="0048d4f6" officeooo:paragraph-rsid="0048d4f6" fo:background-color="#ff9900" style:font-size-asian="15pt" style:font-size-complex="15pt"/>
    </style:style>
    <style:style style:name="P76" style:family="paragraph" style:parent-style-name="Standard">
      <style:text-properties fo:font-size="15pt" officeooo:rsid="0048d4f6" officeooo:paragraph-rsid="0048d4f6" fo:background-color="#00ccff" style:font-size-asian="15pt" style:font-size-complex="15pt"/>
    </style:style>
    <style:style style:name="P77" style:family="paragraph" style:parent-style-name="Standard">
      <style:text-properties fo:color="#000000" fo:font-size="15pt" officeooo:rsid="004aca5b" officeooo:paragraph-rsid="004aca5b" fo:background-color="#cc0000" style:font-size-asian="15pt" style:font-size-complex="15pt"/>
    </style:style>
    <style:style style:name="P78" style:family="paragraph" style:parent-style-name="Standard">
      <style:text-properties fo:color="#000000" fo:font-size="15pt" officeooo:rsid="004b0266" officeooo:paragraph-rsid="004b0266" fo:background-color="#00cc33" style:font-size-asian="15pt" style:font-size-complex="15pt"/>
    </style:style>
    <style:style style:name="P79" style:family="paragraph" style:parent-style-name="Standard">
      <style:text-properties fo:color="#000000" fo:font-size="18pt" officeooo:rsid="004b0266" officeooo:paragraph-rsid="004b0266" fo:background-color="#ffffff" style:font-size-asian="18pt" style:font-size-complex="18pt"/>
    </style:style>
    <style:style style:name="P80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bold" officeooo:rsid="0053d427" officeooo:paragraph-rsid="0053d427" fo:background-color="#ffffff" style:font-size-asian="11.3500003814697pt" style:font-weight-asian="bold" style:font-size-complex="13pt" style:font-weight-complex="bold"/>
    </style:style>
    <style:style style:name="P81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57b854" officeooo:paragraph-rsid="0057b854" fo:background-color="#ffffff" style:font-size-asian="11.3500003814697pt" style:font-weight-asian="normal" style:font-size-complex="13pt" style:font-weight-complex="normal"/>
    </style:style>
    <style:style style:name="P82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5e2472" officeooo:paragraph-rsid="005e2472" fo:background-color="#ffffff" style:font-size-asian="11.3500003814697pt" style:font-weight-asian="normal" style:font-size-complex="13pt" style:font-weight-complex="normal"/>
    </style:style>
    <style:style style:name="P83" style:family="paragraph" style:parent-style-name="Standard">
      <loext:graphic-properties draw:fill="none"/>
      <style:paragraph-properties fo:background-color="transparent"/>
      <style:text-properties fo:color="#000000" style:font-name="Lucida Sans" fo:font-size="12pt" fo:font-weight="bold" officeooo:rsid="005763f6" officeooo:paragraph-rsid="005763f6" fo:background-color="#ffffff" style:font-size-asian="12pt" style:font-weight-asian="bold" style:font-size-complex="12pt" style:font-weight-complex="bold"/>
    </style:style>
    <style:style style:name="P84" style:family="paragraph" style:parent-style-name="Standard">
      <loext:graphic-properties draw:fill="none"/>
      <style:paragraph-properties fo:background-color="transparent"/>
      <style:text-properties fo:color="#000000" style:font-name="Lucida Sans" fo:font-size="12pt" fo:font-weight="normal" officeooo:rsid="00577591" officeooo:paragraph-rsid="00577591" fo:background-color="#ffffff" style:font-size-asian="12pt" style:font-weight-asian="normal" style:font-size-complex="12pt" style:font-weight-complex="normal"/>
    </style:style>
    <style:style style:name="P85" style:family="paragraph" style:parent-style-name="Standard">
      <loext:graphic-properties draw:fill="none"/>
      <style:paragraph-properties fo:background-color="transparent"/>
      <style:text-properties style:font-name="Lucida Sans" fo:font-size="13pt" fo:font-weight="bold" officeooo:rsid="00555062" officeooo:paragraph-rsid="005763f6" style:font-size-asian="11.3500003814697pt" style:font-weight-asian="bold" style:font-size-complex="13pt" style:font-weight-complex="bold"/>
    </style:style>
    <style:style style:name="P86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577591" officeooo:paragraph-rsid="00577591" style:font-size-asian="11.3500003814697pt" style:font-weight-asian="normal" style:font-size-complex="13pt" style:font-weight-complex="normal"/>
    </style:style>
    <style:style style:name="P87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57b854" officeooo:paragraph-rsid="0057b854" style:font-size-asian="11.3500003814697pt" style:font-weight-asian="normal" style:font-size-complex="13pt" style:font-weight-complex="normal"/>
    </style:style>
    <style:style style:name="P88" style:family="paragraph" style:parent-style-name="Table_20_Contents">
      <style:text-properties style:font-name="Segoe UI" fo:font-size="14pt" officeooo:rsid="00637073" officeooo:paragraph-rsid="00637073" style:font-size-asian="14pt" style:font-size-complex="14pt"/>
    </style:style>
    <style:style style:name="P89" style:family="paragraph" style:parent-style-name="Standard" style:list-style-name="L1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0" style:family="paragraph" style:parent-style-name="Standard" style:list-style-name="L1">
      <style:text-properties style:font-name="Lucida Sans" fo:font-size="15pt" officeooo:rsid="0006b443" officeooo:paragraph-rsid="0006b443" style:font-size-asian="15pt" style:font-size-complex="15pt"/>
    </style:style>
    <style:style style:name="P91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5e2472" officeooo:paragraph-rsid="005e2472" style:font-size-asian="11.3500003814697pt" style:font-weight-asian="normal" style:font-size-complex="13pt" style:font-weight-complex="normal"/>
    </style:style>
    <style:style style:name="P92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6a6a1b" officeooo:paragraph-rsid="006a6a1b" style:font-size-asian="11.3500003814697pt" style:font-weight-asian="normal" style:font-size-complex="13pt" style:font-weight-complex="normal"/>
    </style:style>
    <style:style style:name="P93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6abac3" officeooo:paragraph-rsid="006abac3" style:font-size-asian="11.3500003814697pt" style:font-weight-asian="normal" style:font-size-complex="13pt" style:font-weight-complex="normal"/>
    </style:style>
    <style:style style:name="P94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6ad4e1" officeooo:paragraph-rsid="006ad4e1" style:font-size-asian="11.3500003814697pt" style:font-weight-asian="normal" style:font-size-complex="13pt" style:font-weight-complex="normal"/>
    </style:style>
    <style:style style:name="P95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6c5373" officeooo:paragraph-rsid="006c5373" style:font-size-asian="11.3500003814697pt" style:font-weight-asian="normal" style:font-size-complex="13pt" style:font-weight-complex="normal"/>
    </style:style>
    <style:style style:name="P96" style:family="paragraph" style:parent-style-name="Standard" style:list-style-name="L1">
      <loext:graphic-properties draw:fill="none"/>
      <style:paragraph-properties fo:background-color="transparent"/>
      <style:text-properties fo:color="#000000" style:font-name="Lucida Sans" fo:font-size="18pt" fo:font-weight="bold" officeooo:rsid="005f4141" officeooo:paragraph-rsid="005f4141" fo:background-color="#ffffff" style:font-size-asian="18pt" style:font-weight-asian="bold" style:font-size-complex="18pt" style:font-weight-complex="bold"/>
    </style:style>
    <style:style style:name="P97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57b854" officeooo:paragraph-rsid="0057b854" fo:background-color="#ffffff" style:font-size-asian="11.3500003814697pt" style:font-weight-asian="normal" style:font-size-complex="13pt" style:font-weight-complex="normal"/>
    </style:style>
    <style:style style:name="P98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6bbf27" officeooo:paragraph-rsid="006bbf27" fo:background-color="#ffffff" style:font-size-asian="11.3500003814697pt" style:font-weight-asian="normal" style:font-size-complex="13pt" style:font-weight-complex="normal"/>
    </style:style>
    <style:style style:name="P99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6c5373" officeooo:paragraph-rsid="006c5373" fo:background-color="#ffffff" style:font-size-asian="11.3500003814697pt" style:font-weight-asian="normal" style:font-size-complex="13pt" style:font-weight-complex="normal"/>
    </style:style>
    <style:style style:name="P100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6df113" officeooo:paragraph-rsid="006df113" fo:background-color="#ffffff" style:font-size-asian="11.3500003814697pt" style:font-weight-asian="normal" style:font-size-complex="13pt" style:font-weight-complex="normal"/>
    </style:style>
    <style:style style:name="P101" style:family="paragraph" style:parent-style-name="Standard">
      <loext:graphic-properties draw:fill="none"/>
      <style:paragraph-properties fo:background-color="transparent"/>
      <style:text-properties fo:color="#000000" style:font-name="Lucida Sans" fo:font-size="13pt" fo:font-weight="normal" officeooo:rsid="006eef8e" officeooo:paragraph-rsid="006eef8e" fo:background-color="#ffffff" style:font-size-asian="11.3500003814697pt" style:font-weight-asian="normal" style:font-size-complex="13pt" style:font-weight-complex="normal"/>
    </style:style>
    <style:style style:name="P102" style:family="paragraph" style:parent-style-name="Standard">
      <loext:graphic-properties draw:fill="none"/>
      <style:paragraph-properties fo:background-color="transparent"/>
      <style:text-properties fo:color="#000000" style:font-name="Lucida Sans" fo:font-size="10pt" fo:font-weight="normal" officeooo:rsid="005e2472" officeooo:paragraph-rsid="005e2472" fo:background-color="#ffffff" style:font-size-asian="10pt" style:font-weight-asian="normal" style:font-size-complex="10pt" style:font-weight-complex="normal"/>
    </style:style>
    <style:style style:name="P103" style:family="paragraph" style:parent-style-name="Standard">
      <loext:graphic-properties draw:fill="none"/>
      <style:paragraph-properties fo:background-color="transparent"/>
      <style:text-properties officeooo:paragraph-rsid="006abac3"/>
    </style:style>
    <style:style style:name="P104" style:family="paragraph" style:parent-style-name="Standard">
      <loext:graphic-properties draw:fill="none"/>
      <style:paragraph-properties fo:background-color="transparent"/>
      <style:text-properties officeooo:paragraph-rsid="006df113"/>
    </style:style>
    <style:style style:name="P105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style:font-name="Lucida Sans" fo:font-size="15pt" fo:font-weight="bold" officeooo:rsid="0052bd29" officeooo:paragraph-rsid="0052bd29" style:font-size-asian="15pt" style:font-weight-asian="bold" style:font-size-complex="15pt" style:font-weight-complex="bold"/>
    </style:style>
    <style:style style:name="P106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fo:color="#000000" style:font-name="Lucida Sans" fo:font-size="18pt" fo:font-weight="bold" officeooo:rsid="0053d427" officeooo:paragraph-rsid="0053d427" fo:background-color="#ffffff" style:font-size-asian="18pt" style:font-weight-asian="bold" style:font-size-complex="18pt" style:font-weight-complex="bold"/>
    </style:style>
    <style:style style:name="P107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fo:color="#000000" style:font-name="Lucida Sans" fo:font-size="18pt" fo:font-weight="bold" officeooo:rsid="005f4141" officeooo:paragraph-rsid="005f4141" fo:background-color="#ffffff" style:font-size-asian="18pt" style:font-weight-asian="bold" style:font-size-complex="18pt" style:font-weight-complex="bold"/>
    </style:style>
    <style:style style:name="P108" style:family="paragraph" style:parent-style-name="Text_20_body">
      <loext:graphic-properties draw:fill="none"/>
      <style:paragraph-properties fo:background-color="transparent"/>
      <style:text-properties fo:color="#000000" style:font-name="Lucida Sans" fo:font-size="13pt" fo:font-weight="normal" officeooo:rsid="006eef8e" officeooo:paragraph-rsid="006eef8e" fo:background-color="#ffffff" style:font-size-asian="11.3500003814697pt" style:font-weight-asian="normal" style:font-size-complex="13pt" style:font-weight-complex="normal"/>
    </style:style>
    <style:style style:name="P109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color="#24292e" style:font-name="SFMono-Regular" fo:font-size="9.75pt" fo:font-weight="normal"/>
    </style:style>
    <style:style style:name="T1" style:family="text">
      <style:text-properties officeooo:rsid="001216c9"/>
    </style:style>
    <style:style style:name="T2" style:family="text">
      <style:text-properties officeooo:rsid="00223485"/>
    </style:style>
    <style:style style:name="T3" style:family="text">
      <style:text-properties officeooo:rsid="0026ac58"/>
    </style:style>
    <style:style style:name="T4" style:family="text">
      <style:text-properties officeooo:rsid="0029817c"/>
    </style:style>
    <style:style style:name="T5" style:family="text">
      <style:text-properties officeooo:rsid="002f2de5"/>
    </style:style>
    <style:style style:name="T6" style:family="text">
      <style:text-properties officeooo:rsid="0037b3b7"/>
    </style:style>
    <style:style style:name="T7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8" style:family="text">
      <style:text-properties fo:font-variant="normal" fo:text-transform="none" fo:color="#333333" style:font-name="Consolas" fo:font-size="8.25pt" fo:letter-spacing="normal" fo:font-style="normal"/>
    </style:style>
    <style:style style:name="T9" style:family="text">
      <style:text-properties fo:font-variant="normal" fo:text-transform="none" fo:color="#333333" fo:font-size="8.25pt" fo:letter-spacing="normal" fo:font-style="normal"/>
    </style:style>
    <style:style style:name="T10" style:family="text">
      <style:text-properties fo:font-variant="normal" fo:text-transform="none" fo:color="#333333" fo:letter-spacing="normal" fo:font-style="normal"/>
    </style:style>
    <style:style style:name="T11" style:family="text">
      <style:text-properties fo:font-variant="normal" fo:text-transform="none" fo:color="#504f4d" style:font-name="Open Sans" fo:font-size="10.5pt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officeooo:rsid="006df113"/>
    </style:style>
    <style:style style:name="T14" style:family="text">
      <style:text-properties fo:font-variant="normal" fo:text-transform="none" fo:color="#24292e" style:font-name="apple-system" fo:font-size="12pt" fo:letter-spacing="normal" fo:font-style="normal"/>
    </style:style>
    <style:style style:name="T15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style:text-blinking="false" fo:background-color="transparent" loext:char-shading-value="0"/>
    </style:style>
    <style:style style:name="T16" style:family="text">
      <style:text-properties officeooo:rsid="003cc33c"/>
    </style:style>
    <style:style style:name="T17" style:family="text">
      <style:text-properties officeooo:rsid="00477e46"/>
    </style:style>
    <style:style style:name="T18" style:family="text">
      <style:text-properties officeooo:rsid="0048d4f6"/>
    </style:style>
    <style:style style:name="T19" style:family="text">
      <style:text-properties officeooo:rsid="004aca5b"/>
    </style:style>
    <style:style style:name="T20" style:family="text">
      <style:text-properties officeooo:rsid="004b0266"/>
    </style:style>
    <style:style style:name="T21" style:family="text">
      <style:text-properties officeooo:rsid="004c88b2"/>
    </style:style>
    <style:style style:name="T22" style:family="text">
      <style:text-properties officeooo:rsid="004f25d8"/>
    </style:style>
    <style:style style:name="T23" style:family="text">
      <style:text-properties fo:color="#000000" fo:background-color="#ffffff" loext:char-shading-value="0"/>
    </style:style>
    <style:style style:name="T24" style:family="text">
      <style:text-properties fo:color="#000000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color="#000000" fo:font-size="12pt" fo:font-weight="normal" officeooo:rsid="005763f6" fo:background-color="#ffffff" loext:char-shading-value="0" style:font-size-asian="12pt" style:font-weight-asian="normal" style:font-size-complex="12pt" style:font-weight-complex="normal"/>
    </style:style>
    <style:style style:name="T26" style:family="text">
      <style:text-properties fo:color="#000000" fo:font-size="12pt" fo:background-color="#ffffff" loext:char-shading-value="0" style:font-size-asian="12pt" style:font-size-complex="12pt"/>
    </style:style>
    <style:style style:name="T27" style:family="text">
      <style:text-properties fo:color="#000000" fo:font-size="12pt" officeooo:rsid="005763f6" fo:background-color="#ffffff" loext:char-shading-value="0" style:font-size-asian="12pt" style:font-size-complex="12pt"/>
    </style:style>
    <style:style style:name="T28" style:family="text">
      <style:text-properties fo:color="#000000" style:font-name="Lucida Sans" fo:font-size="13pt" fo:font-weight="normal" officeooo:rsid="006df113" fo:background-color="#ffffff" loext:char-shading-value="0" style:font-size-asian="11.3500003814697pt" style:font-weight-asian="normal" style:font-size-complex="13pt" style:font-weight-complex="normal"/>
    </style:style>
    <style:style style:name="T29" style:family="text">
      <style:text-properties officeooo:rsid="00587b96"/>
    </style:style>
    <style:style style:name="T30" style:family="text">
      <style:text-properties officeooo:rsid="005a7416"/>
    </style:style>
    <style:style style:name="T31" style:family="text">
      <style:text-properties officeooo:rsid="005df9ea"/>
    </style:style>
    <style:style style:name="T32" style:family="text">
      <style:text-properties officeooo:rsid="00637073"/>
    </style:style>
    <style:style style:name="T33" style:family="text">
      <style:text-properties officeooo:rsid="00637355"/>
    </style:style>
    <style:style style:name="T34" style:family="text">
      <style:text-properties officeooo:rsid="0065c6d8"/>
    </style:style>
    <style:style style:name="T35" style:family="text">
      <style:text-properties officeooo:rsid="006ad4e1"/>
    </style:style>
    <style:style style:name="T36" style:family="text">
      <style:text-properties style:font-name="Lucida Sans" fo:font-size="13pt" fo:font-weight="normal" officeooo:rsid="006abac3" style:font-size-asian="11.3500003814697pt" style:font-weight-asian="normal" style:font-size-complex="13pt" style:font-weight-complex="normal"/>
    </style:style>
    <style:style style:name="T37" style:family="text">
      <style:text-properties style:font-name="Lucida Sans" fo:font-size="13pt" fo:font-weight="normal" officeooo:rsid="006ad4e1" style:font-size-asian="11.3500003814697pt" style:font-weight-asian="normal" style:font-size-complex="13pt" style:font-weight-complex="normal"/>
    </style:style>
    <style:style style:name="T38" style:family="text">
      <style:text-properties fo:letter-spacing="normal" fo:font-style="italic" loext:padding="0cm" loext:border="none"/>
    </style:style>
    <style:style style:name="T39" style:family="text">
      <style:text-properties fo:color="#999988" style:font-name="Consolas" fo:font-size="8.25pt" fo:letter-spacing="normal" fo:font-style="italic" loext:padding="0cm" loext:border="none"/>
    </style:style>
    <style:style style:name="T40" style:family="text">
      <style:text-properties fo:color="#999988" fo:font-size="8.25pt" fo:letter-spacing="normal" fo:font-style="italic" loext:padding="0cm" loext:border="none"/>
    </style:style>
    <style:style style:name="T41" style:family="text">
      <style:text-properties fo:color="#999988" fo:letter-spacing="normal" fo:font-style="italic" loext:padding="0cm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4816892627429095" text:style-name="L1">
        <text:list-header>
          <text:p text:style-name="P89">DIFFERENTIAL PRESSURE METER</text:p>
        </text:list-header>
      </text:list>
      <text:p text:style-name="Standard"/>
      <text:list xml:id="list111646183212410" text:continue-numbering="true" text:style-name="L1">
        <text:list-item>
          <text:p text:style-name="P105">PARTS</text:p>
          <text:p text:style-name="P90"/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5">ID</text:p>
          </table:table-cell>
          <table:table-cell table:style-name="Tabela1.A1" office:value-type="string">
            <text:p text:style-name="P5">Name</text:p>
          </table:table-cell>
          <table:table-cell table:style-name="Tabela1.A1" office:value-type="string">
            <text:p text:style-name="P6">Price</text:p>
          </table:table-cell>
          <table:table-cell table:style-name="Tabela1.A1" office:value-type="string">
            <text:p text:style-name="P7">Shop</text:p>
          </table:table-cell>
          <table:table-cell table:style-name="Tabela1.E1" office:value-type="string">
            <text:p text:style-name="P5">Useful links</text:p>
          </table:table-cell>
        </table:table-row>
        <table:table-row>
          <table:table-cell table:style-name="Tabela1.A2" office:value-type="string">
            <text:p text:style-name="P32">1</text:p>
          </table:table-cell>
          <table:table-cell table:style-name="Tabela1.A2" office:value-type="string">
            <text:p text:style-name="P15">Pressure senosr - MPX5100DP</text:p>
            <text:p text:style-name="P15">[<text:a xlink:type="simple" xlink:href="https://sklep.avt.pl/czujnik-cisnienia-0-100kpa.html" text:style-name="Internet_20_link" text:visited-style-name="Visited_20_Internet_20_Link">https://sklep.avt.pl/czujnik-cisnienia-0-100kpa.html</text:a>]</text:p>
            <text:p text:style-name="P15"/>
          </table:table-cell>
          <table:table-cell table:style-name="Tabela1.A2" office:value-type="string">
            <text:p text:style-name="P16">69,00</text:p>
          </table:table-cell>
          <table:table-cell table:style-name="Tabela1.A2" office:value-type="string">
            <text:p text:style-name="P60">Avt</text:p>
          </table:table-cell>
          <table:table-cell table:style-name="Tabela1.E2" office:value-type="string">
            <text:p text:style-name="P1">*<text:a xlink:type="simple" xlink:href="https://github.com/DouglasUrner/Arduino-MPX/blob/master/MPX5xxx.cpp" text:style-name="Internet_20_link" text:visited-style-name="Visited_20_Internet_20_Link">https://github.com/DouglasUrner/Arduino-MPX/blob/master/MPX5xxx.cpp</text:a></text:p>
            <text:p text:style-name="P1"/>
          </table:table-cell>
        </table:table-row>
        <table:table-row>
          <table:table-cell table:style-name="Tabela1.A2" office:value-type="string">
            <text:p text:style-name="P32">2</text:p>
          </table:table-cell>
          <table:table-cell table:style-name="Tabela1.A2" office:value-type="string">
            <text:p text:style-name="P1">Printer - CSN-A2L-T [<text:a xlink:type="simple" xlink:href="https://nettigo.pl/products/drukarka-termiczna-z-interfejsem-ttl" text:style-name="Internet_20_link" text:visited-style-name="Visited_20_Internet_20_Link">https://nettigo.pl/products/drukarka-termiczna-z-interfejsem-ttl</text:a>]</text:p>
          </table:table-cell>
          <table:table-cell table:style-name="Tabela1.A2" office:value-type="string">
            <text:p text:style-name="P12">199,00</text:p>
          </table:table-cell>
          <table:table-cell table:style-name="Tabela1.A2" office:value-type="string">
            <text:p text:style-name="P57">Nettigo</text:p>
          </table:table-cell>
          <table:table-cell table:style-name="Tabela1.E2" office:value-type="string">
            <text:p text:style-name="P1">* <text:a xlink:type="simple" xlink:href="https://learn.adafruit.com/mini-thermal-receipt-printer" text:style-name="Internet_20_link" text:visited-style-name="Visited_20_Internet_20_Link">https://learn.adafruit.com/mini-thermal-receipt-printer</text:a></text:p>
            <text:p text:style-name="P2">* <text:a xlink:type="simple" xlink:href="https://learn.adafruit.com/mini-thermal-receipt-printer/overview" text:style-name="Internet_20_link" text:visited-style-name="Visited_20_Internet_20_Link"><text:span text:style-name="T29">https://learn.adafruit.com/mini-thermal-receipt-printer/overview</text:span></text:a></text:p>
            <text:p text:style-name="P1"/>
          </table:table-cell>
        </table:table-row>
        <table:table-row>
          <table:table-cell table:style-name="Tabela1.A2" office:value-type="string">
            <text:p text:style-name="P32">3</text:p>
          </table:table-cell>
          <table:table-cell table:style-name="Tabela1.A2" office:value-type="string">
            <text:p text:style-name="P8">Thermal printer paper rollback</text:p>
            <text:p text:style-name="P8">[<text:a xlink:type="simple" xlink:href="https://nettigo.pl/products/papier-termiczny-do-drukarki-57mm-x-15m--3" text:style-name="Internet_20_link" text:visited-style-name="Visited_20_Internet_20_Link">https://nettigo.pl/products/papier-termiczny-do-drukarki-57mm-x-15m--3</text:a>]</text:p>
          </table:table-cell>
          <table:table-cell table:style-name="Tabela1.A2" office:value-type="string">
            <text:p text:style-name="P59">3</text:p>
          </table:table-cell>
          <table:table-cell table:style-name="Tabela1.A2" office:value-type="string">
            <text:p text:style-name="P57">Nettigo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2">4</text:p>
          </table:table-cell>
          <table:table-cell table:style-name="Tabela1.A2" office:value-type="string">
            <text:p text:style-name="P9">WIFI module - <text:span text:style-name="T16">ESP8266</text:span></text:p>
            <text:p text:style-name="P17">[<text:a xlink:type="simple" xlink:href="https://sklep.avt.pl/modul-wifi-esp8266-esp12-d1-v2-micro-usb-programator-ch340.html" text:style-name="Internet_20_link" text:visited-style-name="Visited_20_Internet_20_Link">https://sklep.avt.pl/modul-wifi-esp8266-esp12-d1-v2-micro-usb-programator-ch340.html</text:a>]</text:p>
          </table:table-cell>
          <table:table-cell table:style-name="Tabela1.A2" office:value-type="string">
            <text:p text:style-name="P24">27,60</text:p>
          </table:table-cell>
          <table:table-cell table:style-name="Tabela1.A2" office:value-type="string">
            <text:p text:style-name="P61">Avt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0">5</text:p>
          </table:table-cell>
          <table:table-cell table:style-name="Tabela1.A2" office:value-type="string">
            <text:p text:style-name="P11">Power supply</text:p>
            <text:p text:style-name="P19">[<text:a xlink:type="simple" xlink:href="https://botland.com.pl/zasilacze-sieciowe-5-v/7160-zasilacz-impulsowy-5v-3a-wtyk-dc-55-21mm.html" text:style-name="Internet_20_link" text:visited-style-name="Visited_20_Internet_20_Link">https://botland.com.pl/zasilacze-sieciowe-5-v/7160-zasilacz-impulsowy-5v-3a-wtyk-dc-55-21mm.html</text:a><text:span text:style-name="T4">]</text:span></text:p>
          </table:table-cell>
          <table:table-cell table:style-name="Tabela1.A2" office:value-type="string">
            <text:p text:style-name="P44">34,90</text:p>
            <text:p text:style-name="P24"/>
            <text:p text:style-name="P24"/>
            <text:p text:style-name="P24"/>
            <text:p text:style-name="P24"/>
          </table:table-cell>
          <table:table-cell table:style-name="Tabela1.A2" office:value-type="string">
            <text:p text:style-name="P46">Botland</text:p>
            <text:p text:style-name="P20"/>
            <text:p text:style-name="P20"/>
            <text:p text:style-name="P20"/>
            <text:p text:style-name="P20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0">6</text:p>
          </table:table-cell>
          <table:table-cell table:style-name="Tabela1.A2" office:value-type="string">
            <text:p text:style-name="P10">Power supply adapter [<text:a xlink:type="simple" xlink:href="https://nettigo.pl/products/gniazdo-zenskie-dc-2-1-5-5-z-szybkozlaczem" text:style-name="Internet_20_link" text:visited-style-name="Visited_20_Internet_20_Link">https://nettigo.pl/products/gniazdo-zenskie-dc-2-1-5-5-z-szybkozlaczem</text:a>]</text:p>
          </table:table-cell>
          <table:table-cell table:style-name="Tabela1.A2" office:value-type="string">
            <text:p text:style-name="P12"><text:span text:style-name="T18">4</text:span>,00</text:p>
          </table:table-cell>
          <table:table-cell table:style-name="Tabela1.A2" office:value-type="string">
            <text:p text:style-name="P57">Nettigo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2">7</text:p>
          </table:table-cell>
          <table:table-cell table:style-name="Tabela1.A2" office:value-type="string">
            <text:p text:style-name="P28">Microcontroller Board - </text:p>
            <text:p text:style-name="P28">[<text:a xlink:type="simple" xlink:href="https://botland.com.pl/stm32-nucleo/3363-stm32-nucleo-f401re-stm32f401re-arm-cortex-m4.html" text:style-name="Internet_20_link" text:visited-style-name="Visited_20_Internet_20_Link">https://botland.com.pl/stm32-nucleo/3363-stm32-nucleo-f401re-stm32f401re-arm-cortex-m4.html</text:a>]</text:p>
            <text:p text:style-name="P28"/>
          </table:table-cell>
          <table:table-cell table:style-name="Tabela1.A2" office:value-type="string">
            <text:p text:style-name="P29">79,60</text:p>
          </table:table-cell>
          <table:table-cell table:style-name="Tabela1.A2" office:value-type="string">
            <text:p text:style-name="P45">Botland</text:p>
          </table:table-cell>
          <table:table-cell table:style-name="Tabela1.E2" office:value-type="string">
            <text:p text:style-name="P4">*<text:a xlink:type="simple" xlink:href="http://developer.mbed.org/platforms/ST-Nucleo-F411RE/" text:style-name="Internet_20_link" text:visited-style-name="Visited_20_Internet_20_Link"><text:span text:style-name="T31">http://developer.mbed.org/platforms/ST-Nucleo-F411RE/</text:span></text:a></text:p>
            <text:p text:style-name="P4"/>
          </table:table-cell>
        </table:table-row>
        <table:table-row>
          <table:table-cell table:style-name="Tabela1.A2" office:value-type="string">
            <text:p text:style-name="P13">8.</text:p>
          </table:table-cell>
          <table:table-cell table:style-name="Tabela1.A2" office:value-type="string">
            <text:p text:style-name="P13">LCD-TFT with Touch screen <text:span text:style-name="T3">2</text:span>.<text:span text:style-name="T3">8</text:span>’’</text:p>
            <text:p text:style-name="P28">[<text:a xlink:type="simple" xlink:href="https://botland.com.pl/wyswietlacze-do-arduino/4464-wyswietlacz-dotykowy-rezystanacyjny-lcd-tft-28-320x240px-spi-z-czytnikiem-microsd-shield-dla-arduino.html" text:style-name="Internet_20_link" text:visited-style-name="Visited_20_Internet_20_Link">https://botland.com.pl/wyswietlacze-do-arduino/4464-wyswietlacz-dotykowy-rezystanacyjny-lcd-tft-28-320x240px-spi-z-czytnikiem-microsd-shield-dla-arduino.html</text:a>]</text:p>
            <text:p text:style-name="P40"/>
          </table:table-cell>
          <table:table-cell table:style-name="Tabela1.A2" office:value-type="string">
            <text:p text:style-name="P28">79,00</text:p>
            <text:p text:style-name="P28"/>
            <text:p text:style-name="P28"/>
          </table:table-cell>
          <table:table-cell table:style-name="Tabela1.A2" office:value-type="string">
            <text:p text:style-name="P47">Botland</text:p>
            <text:p text:style-name="P40"/>
          </table:table-cell>
          <table:table-cell table:style-name="Tabela1.E2" office:value-type="string">
            <text:p text:style-name="P3">*<text:a xlink:type="simple" xlink:href="https://www.waveshare.com/wiki/2.8inch_TFT_Touch_Shield" text:style-name="Internet_20_link" text:visited-style-name="Visited_20_Internet_20_Link"><text:span text:style-name="T30">https://www.waveshare.com/wiki/2.8inch_TFT_Touch_Shield</text:span></text:a></text:p>
            <text:p text:style-name="P3"/>
          </table:table-cell>
        </table:table-row>
        <text:soft-page-break/>
        <table:table-row>
          <table:table-cell table:style-name="Tabela1.A2" office:value-type="string">
            <text:p text:style-name="P31">9</text:p>
          </table:table-cell>
          <table:table-cell table:style-name="Tabela1.A2" office:value-type="string">
            <text:p text:style-name="P14">RTC–<text:span text:style-name="T6">DS3231, EEPROM-AT24C32</text:span></text:p>
            <text:p text:style-name="P14">[<text:a xlink:type="simple" xlink:href="https://sklep.avt.pl/modul-zegar-czasu-rtc-ds3231.html" text:style-name="Internet_20_link" text:visited-style-name="Visited_20_Internet_20_Link">https://sklep.avt.pl/modul-</text:a><text:a xlink:type="simple" xlink:href="https://sklep.avt.pl/modul-zegar-czasu-rtc-ds3231.html" text:style-name="Internet_20_link" text:visited-style-name="Visited_20_Internet_20_Link">zegar-czasu-rtc-ds3231.html</text:a>]</text:p>
          </table:table-cell>
          <table:table-cell table:style-name="Tabela1.A2" office:value-type="string">
            <text:p text:style-name="P26">11,00</text:p>
          </table:table-cell>
          <table:table-cell table:style-name="Tabela1.A2" office:value-type="string">
            <text:p text:style-name="P60">Avt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1">10</text:p>
          </table:table-cell>
          <table:table-cell table:style-name="Tabela1.A2" office:value-type="string">
            <text:p text:style-name="P18">Bater<text:span text:style-name="T1">ry</text:span> <text:span text:style-name="T1">CR2032 for RTC</text:span> </text:p>
            <text:p text:style-name="P21">[<text:a xlink:type="simple" xlink:href="https://sklep.avt.pl/bateria-litowa-cr2032.html" text:style-name="Internet_20_link" text:visited-style-name="Visited_20_Internet_20_Link">https://sklep.avt.pl/bateria-</text:a><text:a xlink:type="simple" xlink:href="https://sklep.avt.pl/bateria-litowa-cr2032.html" text:style-name="Internet_20_link" text:visited-style-name="Visited_20_Internet_20_Link">litowa-cr2032.html</text:a>]</text:p>
            <text:p text:style-name="P21"/>
            <text:p text:style-name="P21"/>
          </table:table-cell>
          <table:table-cell table:style-name="Tabela1.A2" office:value-type="string">
            <text:p text:style-name="P25">1,60</text:p>
          </table:table-cell>
          <table:table-cell table:style-name="Tabela1.A2" office:value-type="string">
            <text:p text:style-name="P60">Avt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1">1<text:span text:style-name="T5">1</text:span></text:p>
          </table:table-cell>
          <table:table-cell table:style-name="Tabela1.A2" office:value-type="string">
            <text:p text:style-name="P22">Voltage level converter</text:p>
            <text:p text:style-name="P22">[<text:a xlink:type="simple" xlink:href="https://nettigo.pl/products/konwerter-poziomow-logicznych-dwukierunkowy" text:style-name="Internet_20_link" text:visited-style-name="Visited_20_Internet_20_Link">https://nettigo.pl/products/konwerter-poziomow-logicznych-dwukierunkowy</text:a>]</text:p>
            <text:p text:style-name="P53"/>
          </table:table-cell>
          <table:table-cell table:style-name="Tabela1.A2" office:value-type="string">
            <text:p text:style-name="P33">3,90</text:p>
          </table:table-cell>
          <table:table-cell table:style-name="Tabela1.A2" office:value-type="string">
            <text:p text:style-name="P58">Nettigo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1">1<text:span text:style-name="T5">2</text:span></text:p>
          </table:table-cell>
          <table:table-cell table:style-name="Tabela1.A2" office:value-type="string">
            <text:p text:style-name="P23"><text:span text:style-name="T2">Voltage s</text:span>tabilizer<text:span text:style-name="T2">s</text:span></text:p>
            <text:p text:style-name="P23">[<text:a xlink:type="simple" xlink:href="https://botland.com.pl/regulatory-napiecia/126-stabilizator-ldo-33v-lf33cv.html" text:style-name="Internet_20_link" text:visited-style-name="Visited_20_Internet_20_Link">https://botland.com.pl/regulatory-napiecia/126-stabilizator-ldo-33v-lf33cv.html</text:a>]</text:p>
            <text:p text:style-name="P23">[<text:a xlink:type="simple" xlink:href="https://botland.com.pl/regulatory-napiecia/3092-stabilizator-5v-l7805cv-tht-to220.html" text:style-name="Internet_20_link" text:visited-style-name="Visited_20_Internet_20_Link">https://botland.com.pl/regulatory-napiecia/3092-stabilizator-5v-l7805cv-tht-to220.html</text:a>]</text:p>
            <text:p text:style-name="P23"/>
          </table:table-cell>
          <table:table-cell table:style-name="Tabela1.A2" office:value-type="string">
            <text:p text:style-name="P54">5</text:p>
          </table:table-cell>
          <table:table-cell table:style-name="Tabela1.A2" office:value-type="string">
            <text:p text:style-name="P51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1">1<text:span text:style-name="T5">3</text:span></text:p>
          </table:table-cell>
          <table:table-cell table:style-name="Tabela1.A2" office:value-type="string">
            <text:p text:style-name="P27">Universal PCB</text:p>
            <text:p text:style-name="P27">[<text:a xlink:type="simple" xlink:href="https://sklep.avt.pl/plytka-uniwersalna-180x150mm-jednostronna.html" text:style-name="Internet_20_link" text:visited-style-name="Visited_20_Internet_20_Link">https://sklep.avt.pl/plytka-uniwersalna-180x150mm-jednostronna.html</text:a>]</text:p>
          </table:table-cell>
          <table:table-cell table:style-name="Tabela1.A2" office:value-type="string">
            <text:p text:style-name="P30">14,20</text:p>
          </table:table-cell>
          <table:table-cell table:style-name="Tabela1.A2" office:value-type="string">
            <text:p text:style-name="P62">Avt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1">1<text:span text:style-name="T5">4</text:span></text:p>
          </table:table-cell>
          <table:table-cell table:style-name="Tabela1.A2" office:value-type="string">
            <text:p text:style-name="P56">PowerOn-button</text:p>
            <text:p text:style-name="P55">[<text:a xlink:type="simple" xlink:href="https://botland.com.pl/przelaczniki-kolyskowe/3710-wylacznik-on-off-mk621-250v15a-zielony.html" text:style-name="Internet_20_link" text:visited-style-name="Visited_20_Internet_20_Link"><text:span text:style-name="T17">https://botland.com.pl/przelaczniki-kolyskowe/3710-wylacznik-on-off-mk621-250v15a-zielony.html</text:span></text:a>]</text:p>
          </table:table-cell>
          <table:table-cell table:style-name="Tabela1.A2" office:value-type="string">
            <text:p text:style-name="P54">2,50</text:p>
          </table:table-cell>
          <table:table-cell table:style-name="Tabela1.A2" office:value-type="string">
            <text:p text:style-name="P52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4">15</text:p>
          </table:table-cell>
          <table:table-cell table:style-name="Tabela1.A2" office:value-type="string">
            <text:p text:style-name="P34">Relays</text:p>
            <text:p text:style-name="P34">[<text:a xlink:type="simple" xlink:href="https://botland.com.pl/przekazniki/8463-modul-przekaznika-1-kanal-styki-10a250vac-cewka-5v.html" text:style-name="Internet_20_link" text:visited-style-name="Visited_20_Internet_20_Link">https://botland.com.pl/przekazniki/8463-modul-przekaznika-1-kanal-styki-10a250vac-cewka-5v.html</text:a>]</text:p>
          </table:table-cell>
          <table:table-cell table:style-name="Tabela1.A2" office:value-type="string">
            <text:p text:style-name="P34">15,80</text:p>
            <text:p text:style-name="P34">(7,90x2)</text:p>
          </table:table-cell>
          <table:table-cell table:style-name="Tabela1.A2" office:value-type="string">
            <text:p text:style-name="P48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5">16</text:p>
          </table:table-cell>
          <table:table-cell table:style-name="Tabela1.A2" office:value-type="string">
            <text:p text:style-name="P35">ADC converter - <text:span text:style-name="T16">ADS1115</text:span></text:p>
            <text:p text:style-name="P36"><text:span text:style-name="T6">[</text:span><text:a xlink:type="simple" xlink:href="http://allegro.pl/modul-przetwornika-adc-16bit-i2c-uklad-ads1115-i7238771306.html" office:target-frame-name="_blank" xlink:show="new" text:style-name="Internet_20_link" text:visited-style-name="Visited_20_Internet_20_Link"><text:span text:style-name="T7">http://allegro.pl/modul-przetwornika-adc-16bit-i2c-uklad-ads1115-i7238771306.html</text:span></text:a><text:span text:style-name="T6">]</text:span></text:p>
          </table:table-cell>
          <table:table-cell table:style-name="Tabela1.A2" office:value-type="string">
            <text:p text:style-name="P35">28,50</text:p>
          </table:table-cell>
          <table:table-cell table:style-name="Tabela1.A2" office:value-type="string">
            <text:p text:style-name="P63">Allegro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7">17</text:p>
          </table:table-cell>
          <table:table-cell table:style-name="Tabela1.A2" office:value-type="string">
            <text:p text:style-name="P37">Wires</text:p>
            <text:p text:style-name="P38">[<text:a xlink:type="simple" xlink:href="https://botland.com.pl/przewody-polaczeniowe/9733-przewody-polaczeniowe-zensko-zenskie-10cm-40szt.html" text:style-name="Internet_20_link" text:visited-style-name="Visited_20_Internet_20_Link">https://botland.com.pl/przewody-polaczeniowe/9733-przewody-polaczeniowe-zensko-zenskie-10cm-40szt.html</text:a>]</text:p>
            <text:p text:style-name="P38">[<text:a xlink:type="simple" xlink:href="https://botland.com.pl/przewody-polaczeniowe/1021-przewody-polaczeniowe-zensko-zenskie-20cm-40szt.html" text:style-name="Internet_20_link" text:visited-style-name="Visited_20_Internet_20_Link">https://botland.com.pl/przewody-polaczeniowe/1021-przewody-polaczeniowe-zensko-zenskie-</text:a><text:soft-page-break/><text:a xlink:type="simple" xlink:href="https://botland.com.pl/przewody-polaczeniowe/1021-przewody-polaczeniowe-zensko-zenskie-20cm-40szt.html" text:style-name="Internet_20_link" text:visited-style-name="Visited_20_Internet_20_Link">20cm-40szt.html</text:a>]</text:p>
          </table:table-cell>
          <table:table-cell table:style-name="Tabela1.A2" office:value-type="string">
            <text:p text:style-name="P38">4,95</text:p>
            <text:p text:style-name="P38"/>
            <text:p text:style-name="P38"/>
            <text:p text:style-name="P38"/>
            <text:p text:style-name="P38"/>
            <text:p text:style-name="P39">5,95</text:p>
          </table:table-cell>
          <table:table-cell table:style-name="Tabela1.A2" office:value-type="string">
            <text:p text:style-name="P49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41">18</text:p>
          </table:table-cell>
          <table:table-cell table:style-name="Tabela1.A2" office:value-type="string">
            <text:p text:style-name="P41">Mini USB – Program cable</text:p>
            <text:p text:style-name="P41">[<text:a xlink:type="simple" xlink:href="https://botland.com.pl/przewody-miniusb-20/7536-przewod-miniusb-b-a-tracer-18m.html" text:style-name="Internet_20_link" text:visited-style-name="Visited_20_Internet_20_Link">https://botland.com.pl/przewody-miniusb-20/7536-przewod-miniusb-b-a-tracer-18m.html</text:a>]</text:p>
            <text:p text:style-name="P41"/>
          </table:table-cell>
          <table:table-cell table:style-name="Tabela1.A2" office:value-type="string">
            <text:p text:style-name="P42">4</text:p>
          </table:table-cell>
          <table:table-cell table:style-name="Tabela1.A2" office:value-type="string">
            <text:p text:style-name="P50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43">SUM</text:p>
          </table:table-cell>
          <table:table-cell table:style-name="Tabela1.A2" office:value-type="string">
            <text:p text:style-name="P43">600 (<text:span text:style-name="T21">+</text:span> shipment costs <text:span text:style-name="T21">60 zł</text:span>)</text:p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</table:table>
      <text:p text:style-name="P74"/>
      <text:p text:style-name="P75">BOTLAND: 245,65zł </text:p>
      <text:p text:style-name="P76">NETTIGO: <text:s/><text:span text:style-name="T19">230zł</text:span></text:p>
      <text:p text:style-name="P77">AVT: <text:span text:style-name="T20">150zł</text:span> </text:p>
      <text:p text:style-name="P78">ALLEGRO: 30zł</text:p>
      <text:p text:style-name="P78"/>
      <text:p text:style-name="P79"><text:span text:style-name="T22">TOTAL </text:span>SUM: = 656 zł</text:p>
      <text:p text:style-name="P79"/>
      <text:p text:style-name="P79"/>
      <text:p text:style-name="P79"/>
      <text:p text:style-name="P79"/>
      <text:list xml:id="list111646149384527" text:continue-numbering="true" text:style-name="L1">
        <text:list-item>
          <text:p text:style-name="P106">SETUP</text:p>
        </text:list-item>
      </text:list>
      <text:p text:style-name="P80"/>
      <text:p text:style-name="P85"><text:span text:style-name="T24">Code is developed using MBED OS framework </text:span><text:span text:style-name="T25">[</text:span><text:a xlink:type="simple" xlink:href="https://os.mbed.com/" text:style-name="Internet_20_link" text:visited-style-name="Visited_20_Internet_20_Link">https://os.mbed.com/</text:a><text:span text:style-name="T25">]</text:span></text:p>
      <text:p text:style-name="P83"/>
      <text:p text:style-name="P86"><text:span text:style-name="T27">O</text:span><text:span text:style-name="T26">S version used is 5.7 [</text:span><text:a xlink:type="simple" xlink:href="https://os.mbed.com/docs/v5.7/introduction/index.html" text:style-name="Internet_20_link" text:visited-style-name="Visited_20_Internet_20_Link">https://os.mbed.com/docs/v5.7/introduction/index.html</text:a><text:span text:style-name="T26">]</text:span></text:p>
      <text:p text:style-name="P84"/>
      <text:p text:style-name="P87"><text:span text:style-name="T26">Tutorials and Get started: [</text:span><text:a xlink:type="simple" xlink:href="https://os.mbed.com/docs/latest/tutorials/your-first-program.html" text:style-name="Internet_20_link" text:visited-style-name="Visited_20_Internet_20_Link">https://os.mbed.com/docs/latest/tutorials/your-first-program.html</text:a><text:span text:style-name="T26">]</text:span></text:p>
      <text:p text:style-name="P81"/>
      <text:p text:style-name="P98"><text:a xlink:type="simple" xlink:href="https://os.mbed.com/docs/v5.6/tutorials/blinky-on-arm-mbed-cli.html" text:style-name="Internet_20_link" text:visited-style-name="Visited_20_Internet_20_Link">https://os.mbed.com/docs/v5.6/tutorials/blinky-on-arm-mbed-cli.html</text:a></text:p>
      <text:p text:style-name="P98"/>
      <text:p text:style-name="P82">Offline toolset setup:</text:p>
      <text:p text:style-name="P91"><text:span text:style-name="T23">a) MBED-CLI: </text:span><text:a xlink:type="simple" xlink:href="https://docs.mbed.com/docs/mbed-os-handbook/en/latest/dev_tools/cli/" text:style-name="Internet_20_link" text:visited-style-name="Visited_20_Internet_20_Link">https://docs.mbed.com/docs/mbed-os-handbook/en/latest/dev_tools/cli/</text:a></text:p>
      <text:p text:style-name="P91"/>
      <text:p text:style-name="P92">1. Install mbed-cli: <text:a xlink:type="simple" xlink:href="https://docs.mbed.com/docs/mbed-os-handbook/en/latest/dev_tools/cli_install/" text:style-name="Internet_20_link" text:visited-style-name="Visited_20_Internet_20_Link">https://docs.mbed.com/docs/mbed-os-handbook/en/latest/dev_tools/cli_install/</text:a></text:p>
      <text:p text:style-name="P92">$ pip install mbed-cli</text:p>
      <text:p text:style-name="P92"/>
      <text:p text:style-name="P92"/>
      <text:p text:style-name="P92"/>
      <text:p text:style-name="P103"><text:soft-page-break/><text:span text:style-name="T36">2. </text:span><text:span text:style-name="T37">Install compiler: </text:span>gcc-arm-none-eabi-7-2017-q4-major-win32.exe</text:p>
      <text:p text:style-name="P94"><text:a xlink:type="simple" xlink:href="https://developer.arm.com/open-source/gnu-toolchain/gnu-rm/downloads" text:style-name="Internet_20_link" text:visited-style-name="Visited_20_Internet_20_Link">https://developer.arm.com/open-source/gnu-toolchain/gnu-rm/downloads</text:a>#</text:p>
      <text:p text:style-name="P95">or </text:p>
      <text:p text:style-name="P95"><text:a xlink:type="simple" xlink:href="https://launchpad.net/gcc-arm-embedded" text:style-name="Internet_20_link" text:visited-style-name="Visited_20_Internet_20_Link">https://launchpad.net/gcc-arm-embedded</text:a></text:p>
      <text:p text:style-name="P95"/>
      <text:p text:style-name="P94"/>
      <text:p text:style-name="P93"/>
      <text:p text:style-name="P94"><text:a xlink:type="simple" xlink:href="https://developer.arm.com/-/media/Files/downloads/gnu-rm/7-2017q4/gcc-arm-none-eabi-7-2017-q4-major-win32.exe?revision=732bae94-c929-403d-9520-0b2bccd81ad7?product=GNU%20Arm%20Embedded%20Toolchain,32-bit,,Windows,7-2017-q4-major" text:style-name="Internet_20_link" text:visited-style-name="Visited_20_Internet_20_Link">https://developer.arm.com/-/media/Files/downloads/gnu-rm/7-2017q4/gcc-arm-none-eabi-7-2017-q4-major-win32.exe?revision=732bae94-c929-403d-9520-0b2bccd81ad7?product=GNU%20Arm%20Embedded%20Toolchain,32-bit,,Windows,7-2017-q4-major</text:a></text:p>
      <text:p text:style-name="P94"/>
      <text:p text:style-name="P82"/>
      <text:p text:style-name="P82"/>
      <text:p text:style-name="P99">3. Compile the project:</text:p>
      <text:p text:style-name="P99">$ mbed compile -m NUCLEO_F411RE -t GCC_ARM</text:p>
      <text:p text:style-name="P82"/>
      <text:p text:style-name="P82"/>
      <text:p text:style-name="P100">4. For debugger install VS Code: https://docs.mbed.com/docs/mbed-os-handbook/en/latest/debugging/vscode/</text:p>
      <text:p text:style-name="P82"/>
      <text:p text:style-name="P104"><text:span text:style-name="T28">5. </text:span><text:span text:style-name="T11">In your project folder, run:</text:span> </text:p>
      <text:p text:style-name="P102"><text:span text:style-name="T12">mbed export -i vscode_gcc_arm -m </text:span><text:span text:style-name="T13">NUCLEO_F411RE</text:span><text:span text:style-name="T12"> </text:span><text:span text:style-name="T38">--profile mbed-os/tools/profiles/debug.json</text:span> </text:p>
      <text:p text:style-name="P102"/>
      <text:p text:style-name="P101">6. Install pyOCD</text:p>
      <text:p text:style-name="P108"><text:span text:style-name="T14">The latest stable version of pyOCD may be done via </text:span><text:a xlink:type="simple" xlink:href="https://pip.pypa.io/en/stable/index.html" text:style-name="Internet_20_link" text:visited-style-name="Visited_20_Internet_20_Link"><text:span text:style-name="T15">pip</text:span></text:a><text:span text:style-name="T14"> as follows:</text:span></text:p>
      <text:p text:style-name="P109"><text:span text:style-name="T12">$ pip install --pre -U pyocd</text:span></text:p>
      <text:p text:style-name="P82"/>
      <text:p text:style-name="P82"/>
      <text:list xml:id="list111645665932615" text:continue-numbering="true" text:style-name="L1">
        <text:list-item>
          <text:p text:style-name="P107">PINOUT</text:p>
          <text:p text:style-name="P96"/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5">NUCLEO-F411RE</text:p>
          </table:table-cell>
          <table:table-cell table:style-name="Table1.A1" office:value-type="string">
            <text:p text:style-name="P65">DEVICE</text:p>
          </table:table-cell>
          <table:table-cell table:style-name="Table1.C1" office:value-type="string">
            <text:p text:style-name="P65">COMMENTS</text:p>
          </table:table-cell>
        </table:table-row>
        <table:table-row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6">LCD_TFT</text:p>
          </table:table-cell>
          <table:table-cell table:style-name="Table1.C2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7">PA_5 [SPI1-SCK]</text:p>
          </table:table-cell>
          <table:table-cell table:style-name="Table1.B26" office:value-type="string">
            <text:p text:style-name="P69">SCLK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8">PA_<text:span text:style-name="T32">6</text:span> [SPI1-<text:span text:style-name="T32">MISO</text:span>]</text:p>
          </table:table-cell>
          <table:table-cell table:style-name="Table1.B26" office:value-type="string">
            <text:p text:style-name="P88">MISO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8">PA_<text:span text:style-name="T32">7</text:span> [SPI1-<text:span text:style-name="T32">MOSI</text:span>]</text:p>
          </table:table-cell>
          <table:table-cell table:style-name="Table1.B26" office:value-type="string">
            <text:p text:style-name="P73">MOSI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8">P<text:span text:style-name="T33">B</text:span>_<text:span text:style-name="T33">6</text:span> </text:p>
          </table:table-cell>
          <table:table-cell table:style-name="Table1.B26" office:value-type="string">
            <text:p text:style-name="P70">LCD_CS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8">P<text:span text:style-name="T34">C</text:span>_<text:span text:style-name="T34">7</text:span></text:p>
          </table:table-cell>
          <table:table-cell table:style-name="Table1.B26" office:value-type="string">
            <text:p text:style-name="P72">LCD_BL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71">PA_8</text:p>
          </table:table-cell>
          <table:table-cell table:style-name="Table1.B26" office:value-type="string">
            <text:p text:style-name="P71">LCD_DC</text:p>
          </table:table-cell>
          <table:table-cell table:style-name="Table1.C26" office:value-type="string">
            <text:p text:style-name="P64"/>
          </table:table-cell>
        </table:table-row>
        <text:soft-page-break/>
        <table:table-row>
          <table:table-cell table:style-name="Table1.B26" office:value-type="string">
            <text:p text:style-name="P71">PB_4</text:p>
          </table:table-cell>
          <table:table-cell table:style-name="Table1.B26" office:value-type="string">
            <text:p text:style-name="P71">SD_CS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71">PB_5</text:p>
          </table:table-cell>
          <table:table-cell table:style-name="Table1.B26" office:value-type="string">
            <text:p text:style-name="P71">TP_CS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71">PB_3</text:p>
          </table:table-cell>
          <table:table-cell table:style-name="Table1.B26" office:value-type="string">
            <text:p text:style-name="P71">TP_IRQ</text:p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  <table:table-row>
          <table:table-cell table:style-name="Table1.B26" office:value-type="string">
            <text:p text:style-name="P64"/>
          </table:table-cell>
          <table:table-cell table:style-name="Table1.B26" office:value-type="string">
            <text:p text:style-name="P64"/>
          </table:table-cell>
          <table:table-cell table:style-name="Table1.C26" office:value-type="string">
            <text:p text:style-name="P64"/>
          </table:table-cell>
        </table:table-row>
      </table:table>
      <text:list xml:id="list111646232730543" text:continue-numbering="true" text:style-name="L1">
        <text:list-header>
          <text:p text:style-name="P96"/>
        </text:list-header>
      </text:list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Open Sans" svg:font-family="'Open Sans'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2:39:54.932000000</meta:creation-date>
    <meta:generator>LibreOffice/5.0.4.2$Windows_X86_64 LibreOffice_project/2b9802c1994aa0b7dc6079e128979269cf95bc78</meta:generator>
    <dc:date>2018-04-06T11:16:45.326000000</dc:date>
    <meta:editing-duration>PT16H49M41S</meta:editing-duration>
    <meta:editing-cycles>99</meta:editing-cycles>
    <meta:document-statistic meta:table-count="2" meta:image-count="0" meta:object-count="0" meta:page-count="5" meta:paragraph-count="156" meta:word-count="295" meta:character-count="4232" meta:non-whitespace-character-count="4090"/>
  </office:meta>
</office:document-meta>
</file>